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375in" table:align="left"/>
    </style:style>
    <style:style style:name="Table1.A" style:family="table-column">
      <style:table-column-properties style:column-width="0.8264in"/>
    </style:style>
    <style:style style:name="Table1.B" style:family="table-column">
      <style:table-column-properties style:column-width="1.9236in"/>
    </style:style>
    <style:style style:name="Table1.C" style:family="table-column">
      <style:table-column-properties style:column-width="1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75in" table:align="left"/>
    </style:style>
    <style:style style:name="Table2.A" style:family="table-column">
      <style:table-column-properties style:column-width="0.8264in"/>
    </style:style>
    <style:style style:name="Table2.B" style:family="table-column">
      <style:table-column-properties style:column-width="1.9236in"/>
    </style:style>
    <style:style style:name="Table2.C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6b50" officeooo:paragraph-rsid="00116b50"/>
    </style:style>
    <style:style style:name="P2" style:family="paragraph" style:parent-style-name="Standard">
      <style:text-properties officeooo:rsid="00116b50" officeooo:paragraph-rsid="00124541"/>
    </style:style>
    <style:style style:name="P3" style:family="paragraph" style:parent-style-name="Standard">
      <style:text-properties officeooo:rsid="00116b50" officeooo:paragraph-rsid="001335a3"/>
    </style:style>
    <style:style style:name="P4" style:family="paragraph" style:parent-style-name="Standard">
      <style:text-properties fo:font-size="15pt" fo:font-weight="bold" officeooo:rsid="00116b50" officeooo:paragraph-rsid="00116b50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335a3" officeooo:paragraph-rsid="001335a3"/>
    </style:style>
    <style:style style:name="P6" style:family="paragraph" style:parent-style-name="Standard">
      <style:text-properties officeooo:rsid="00144c44" officeooo:paragraph-rsid="00144c44"/>
    </style:style>
    <style:style style:name="P7" style:family="paragraph" style:parent-style-name="Table_20_Contents">
      <style:text-properties officeooo:rsid="001335a3" officeooo:paragraph-rsid="001335a3"/>
    </style:style>
    <style:style style:name="P8" style:family="paragraph" style:parent-style-name="Table_20_Contents">
      <style:text-properties officeooo:paragraph-rsid="001335a3"/>
    </style:style>
    <style:style style:name="T1" style:family="text">
      <style:text-properties officeooo:rsid="001245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verlapping Tree branches</text:p>
      <text:p text:style-name="P1"/>
      <text:p text:style-name="P1">TTT Overlapping Tree branches by Depth.</text:p>
      <text:p text:style-name="P1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48135870960">
          <table:table-cell table:style-name="Table1.A1" office:value-type="string">
            <text:p text:style-name="P7">Depth</text:p>
          </table:table-cell>
          <table:table-cell table:style-name="Table1.A1" office:value-type="string">
            <text:p text:style-name="P7">Overlapping Branches </text:p>
          </table:table-cell>
          <table:table-cell table:style-name="Table1.C1" office:value-type="string">
            <text:p text:style-name="P7">Unique Game Nodes</text:p>
          </table:table-cell>
        </table:table-row>
        <table:table-row table:style-name="TableLine9434813587096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 table:style-name="TableLine9434813587096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5"/>
      <text:p text:style-name="P5">Time Study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48081390752">
          <table:table-cell table:style-name="Table2.A1" office:value-type="string">
            <text:p text:style-name="P7">Depth</text:p>
          </table:table-cell>
          <table:table-cell table:style-name="Table2.A1" office:value-type="string">
            <text:p text:style-name="P7">Overlapping Branches </text:p>
          </table:table-cell>
          <table:table-cell table:style-name="Table2.C1" office:value-type="string">
            <text:p text:style-name="P7">Unique Game Nodes</text:p>
          </table:table-cell>
        </table:table-row>
        <table:table-row table:style-name="TableLine94348081390752">
          <table:table-cell table:style-name="Table2.A2" office:value-type="string">
            <text:p text:style-name="P7">1k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 table:style-name="TableLine94348081390752">
          <table:table-cell table:style-name="Table2.A2" office:value-type="string">
            <text:p text:style-name="P7">2k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/>
      <text:p text:style-name="P2"><text:span text:style-name="T1">U</text:span>TTT Overlapping Tree branches by Depth.</text:p>
      <text:p text:style-name="P5">Memory Comparison.</text:p>
      <text:p text:style-name="P5"/>
      <text:p text:style-name="P6">The overlapping branches shown with low depth searches might not seem like much, but when having large searches, the overlapping branches add 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20:44:47.577898504</meta:creation-date>
    <dc:date>2021-10-22T21:04:13.894869961</dc:date>
    <meta:editing-duration>PT9M25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1" meta:paragraph-count="14" meta:word-count="56" meta:character-count="368" meta:non-whitespace-character-count="324"/>
  </office:meta>
</office:document-meta>
</file>